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objectwithoutfill">
      <style:graphic-properties draw:stroke="solid" draw:stroke-dash="Double_20_Dash" svg:stroke-color="#000000" draw:marker-end="Linienspitzen_20_3" draw:marker-end-width="0.3cm" svg:stroke-opacity="100%" draw:stroke-linejoin="none" svg:stroke-linecap="butt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1cm" fo:min-width="0.8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0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13" style:family="graphic" style:parent-style-name="standard">
      <style:graphic-properties draw:stroke="none" draw:fill="none" fo:min-height="1.2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7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6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6.75cm" svg:y1="11.75cm" svg:x2="28.75cm" svg:y2="15.4cm">
          <text:p/>
        </draw:line>
        <draw:line draw:style-name="gr1" draw:text-style-name="P1" draw:layer="measurelines" svg:x1="23.5cm" svg:y1="9.25cm" svg:x2="22.5cm" svg:y2="10.5cm">
          <text:p/>
        </draw:line>
        <draw:line draw:style-name="gr1" draw:text-style-name="P1" draw:layer="measurelines" svg:x1="21.75cm" svg:y1="8cm" svg:x2="23.5cm" svg:y2="9.25cm">
          <text:p/>
        </draw:line>
        <draw:line draw:style-name="gr1" draw:text-style-name="P1" draw:layer="measurelines" svg:x1="21.25cm" svg:y1="8cm" svg:x2="17.5cm" svg:y2="13cm">
          <text:p/>
        </draw:line>
        <draw:line draw:style-name="gr1" draw:text-style-name="P1" draw:layer="measurelines" svg:x1="10.75cm" svg:y1="9.25cm" svg:x2="11.5cm" svg:y2="10cm">
          <text:p/>
        </draw:line>
        <draw:line draw:style-name="gr1" draw:text-style-name="P1" draw:layer="measurelines" svg:x1="9.5cm" svg:y1="6.75cm" svg:x2="11cm" svg:y2="7.75cm">
          <text:p/>
        </draw:line>
        <draw:line draw:style-name="gr1" draw:text-style-name="P1" draw:layer="measurelines" svg:x1="11cm" svg:y1="7.75cm" svg:x2="10cm" svg:y2="8.75cm">
          <text:p/>
        </draw:line>
        <draw:line draw:style-name="gr2" draw:text-style-name="P1" draw:layer="measurelines" svg:x1="13.5cm" svg:y1="3cm" svg:x2="13.5cm" svg:y2="4.25cm">
          <text:p/>
        </draw:line>
        <draw:line draw:style-name="gr1" draw:text-style-name="P1" draw:layer="measurelines" svg:x1="13cm" svg:y1="4.75cm" svg:x2="9.75cm" svg:y2="5.75cm">
          <text:p/>
        </draw:line>
        <draw:line draw:style-name="gr1" draw:text-style-name="P1" draw:layer="measurelines" svg:x1="14cm" svg:y1="4.75cm" svg:x2="21cm" svg:y2="7.25cm">
          <text:p/>
        </draw:line>
        <draw:frame draw:style-name="gr3" draw:text-style-name="P2" draw:layer="measurelines" svg:width="1.385cm" svg:height="1.811cm" svg:x="8.865cm" svg:y="5.439cm">
          <draw:text-box>
            <text:p><text:span text:style-name="T1">β</text:span></text:p>
          </draw:text-box>
        </draw:frame>
        <draw:frame draw:style-name="gr4" draw:text-style-name="P3" draw:layer="measurelines" svg:width="2.128cm" svg:height="1.599cm" svg:x="15.472cm" svg:y="12.5cm">
          <draw:text-box>
            <text:p><text:span text:style-name="T2">U</text:span><text:span text:style-name="T3">1</text:span></text:p>
          </draw:text-box>
        </draw:frame>
        <draw:frame draw:style-name="gr5" draw:text-style-name="P3" draw:layer="measurelines" svg:width="1.3cm" svg:height="1.136cm" svg:x="10.1cm" svg:y="10.614cm">
          <draw:text-box>
            <text:p><text:span text:style-name="T2">N</text:span><text:span text:style-name="T3">1</text:span></text:p>
          </draw:text-box>
        </draw:frame>
        <draw:frame draw:style-name="gr6" draw:text-style-name="P3" draw:layer="measurelines" svg:width="1.566cm" svg:height="1.136cm" svg:x="11.251cm" svg:y="9.818cm">
          <draw:text-box>
            <text:p><text:span text:style-name="T2">N</text:span><text:span text:style-name="T3">2</text:span></text:p>
          </draw:text-box>
        </draw:frame>
        <draw:frame draw:style-name="gr7" draw:text-style-name="P3" draw:layer="measurelines" svg:width="1.843cm" svg:height="1.526cm" svg:x="17cm" svg:y="12.974cm">
          <draw:text-box>
            <text:p><text:span text:style-name="T2">U</text:span><text:span text:style-name="T3">2</text:span></text:p>
          </draw:text-box>
        </draw:frame>
        <draw:frame draw:style-name="gr5" draw:text-style-name="P3" draw:layer="measurelines" svg:width="1.172cm" svg:height="1.136cm" svg:x="24.5cm" svg:y="13.25cm">
          <draw:text-box>
            <text:p><text:span text:style-name="T2">P</text:span></text:p>
          </draw:text-box>
        </draw:frame>
        <draw:frame draw:style-name="gr8" draw:text-style-name="P3" draw:layer="measurelines" svg:width="1.181cm" svg:height="1.136cm" svg:x="18.119cm" svg:y="16.114cm">
          <draw:text-box>
            <text:p><text:span text:style-name="T2">E</text:span></text:p>
          </draw:text-box>
        </draw:frame>
        <draw:frame draw:style-name="gr9" draw:text-style-name="P3" draw:layer="measurelines" svg:width="1.157cm" svg:height="1.527cm" svg:x="26.893cm" svg:y="15.1cm">
          <draw:text-box>
            <text:p><text:span text:style-name="T2">L</text:span></text:p>
          </draw:text-box>
        </draw:frame>
        <draw:frame draw:style-name="gr10" draw:text-style-name="P3" draw:layer="measurelines" svg:width="1.209cm" svg:height="1.527cm" svg:x="23.941cm" svg:y="17.5cm">
          <draw:text-box>
            <text:p><text:span text:style-name="T2">B</text:span></text:p>
          </draw:text-box>
        </draw:frame>
        <draw:frame draw:style-name="gr11" draw:text-style-name="P4" draw:layer="layout" svg:width="6.985cm" svg:height="1.293cm" svg:x="11.18cm" svg:y="1.85cm">
          <draw:text-box>
            <text:p><text:span text:style-name="T4">Tattvayogabindu </text:span></text:p>
          </draw:text-box>
        </draw:frame>
        <draw:frame draw:style-name="gr12" draw:text-style-name="P2" draw:layer="layout" svg:width="1.385cm" svg:height="2.061cm" svg:x="20.865cm" svg:y="6.689cm">
          <draw:text-box>
            <text:p><text:span text:style-name="T1">γ </text:span></text:p>
          </draw:text-box>
        </draw:frame>
        <draw:frame draw:style-name="gr13" draw:text-style-name="P6" draw:layer="layout" svg:width="1.663cm" svg:height="1.515cm" svg:x="13cm" svg:y="3.985cm">
          <draw:text-box>
            <text:p text:style-name="P5"><text:span text:style-name="T5">α</text:span></text:p>
          </draw:text-box>
        </draw:frame>
        <draw:line draw:style-name="gr1" draw:text-style-name="P1" draw:layer="layout" svg:x1="9cm" svg:y1="6.75cm" svg:x2="1cm" svg:y2="14.75cm">
          <text:p/>
        </draw:line>
        <draw:frame draw:style-name="gr14" draw:text-style-name="P3" draw:layer="layout" svg:width="1.295cm" svg:height="1.136cm" svg:x="0.205cm" svg:y="14.864cm">
          <draw:text-box>
            <text:p><text:span text:style-name="T2">V</text:span></text:p>
          </draw:text-box>
        </draw:frame>
        <draw:frame draw:style-name="gr15" draw:text-style-name="P3" draw:layer="layout" svg:width="1.295cm" svg:height="1.526cm" svg:x="6.65cm" svg:y="11.65cm">
          <draw:text-box>
            <text:p><text:span text:style-name="T2">D</text:span></text:p>
          </draw:text-box>
        </draw:frame>
        <draw:frame draw:style-name="gr4" draw:text-style-name="P3" draw:layer="layout" svg:width="1.128cm" svg:height="1.599cm" svg:x="12.95cm" svg:y="12.451cm">
          <draw:text-box>
            <text:p><text:span text:style-name="T2">J</text:span></text:p>
          </draw:text-box>
        </draw:frame>
        <draw:line draw:style-name="gr1" draw:text-style-name="P1" draw:layer="layout" svg:x1="11cm" svg:y1="7.75cm" svg:x2="13.75cm" svg:y2="9.5cm">
          <text:p/>
        </draw:line>
        <draw:line draw:style-name="gr1" draw:text-style-name="P1" draw:layer="layout" svg:x1="13.75cm" svg:y1="9.5cm" svg:x2="15.95cm" svg:y2="12.65cm">
          <text:p/>
        </draw:line>
        <draw:line draw:style-name="gr1" draw:text-style-name="P1" draw:layer="layout" svg:x1="13.75cm" svg:y1="9.5cm" svg:x2="13.2cm" svg:y2="12.5cm">
          <text:p/>
        </draw:line>
        <draw:line draw:style-name="gr1" draw:text-style-name="P1" draw:layer="layout" svg:x1="10cm" svg:y1="8.75cm" svg:x2="8.5cm" svg:y2="10.5cm">
          <text:p/>
        </draw:line>
        <draw:line draw:style-name="gr1" draw:text-style-name="P1" draw:layer="layout" svg:x1="10cm" svg:y1="8.75cm" svg:x2="10.75cm" svg:y2="9.25cm">
          <text:p/>
        </draw:line>
        <draw:line draw:style-name="gr1" draw:text-style-name="P1" draw:layer="layout" svg:x1="8.5cm" svg:y1="10.5cm" svg:x2="7.25cm" svg:y2="11.75cm">
          <text:p/>
        </draw:line>
        <draw:line draw:style-name="gr1" draw:text-style-name="P1" draw:layer="layout" svg:x1="8.5cm" svg:y1="10.5cm" svg:x2="9.25cm" svg:y2="12.25cm">
          <text:p/>
        </draw:line>
        <draw:frame draw:style-name="gr16" draw:text-style-name="P3" draw:layer="layout" svg:width="1.826cm" svg:height="1.527cm" svg:x="8.9cm" svg:y="12.073cm">
          <draw:text-box>
            <text:p><text:span text:style-name="T2">K</text:span><text:span text:style-name="T3">1</text:span></text:p>
          </draw:text-box>
        </draw:frame>
        <draw:line draw:style-name="gr1" draw:text-style-name="P1" draw:layer="layout" svg:x1="23.5cm" svg:y1="9.25cm" svg:x2="26.75cm" svg:y2="11.75cm">
          <text:p/>
        </draw:line>
        <draw:line draw:style-name="gr1" draw:text-style-name="P1" draw:layer="layout" svg:x1="22.5cm" svg:y1="10.5cm" svg:x2="23cm" svg:y2="11.75cm">
          <text:p/>
        </draw:line>
        <draw:frame draw:style-name="gr17" draw:text-style-name="P3" draw:layer="layout" svg:width="1.843cm" svg:height="2.026cm" svg:x="21.607cm" svg:y="15.724cm">
          <draw:text-box>
            <text:p><text:span text:style-name="T2">P</text:span><text:span text:style-name="T3">2</text:span></text:p>
          </draw:text-box>
        </draw:frame>
        <draw:line draw:style-name="gr1" draw:text-style-name="P1" draw:layer="layout" svg:x1="20.5cm" svg:y1="13cm" svg:x2="18.75cm" svg:y2="16.15cm">
          <text:p/>
        </draw:line>
        <draw:line draw:style-name="gr1" draw:text-style-name="P1" draw:layer="layout" svg:x1="22.5cm" svg:y1="10.5cm" svg:x2="20.5cm" svg:y2="13cm">
          <text:p/>
        </draw:line>
        <draw:line draw:style-name="gr1" draw:text-style-name="P1" draw:layer="layout" svg:x1="20.5cm" svg:y1="13cm" svg:x2="21cm" svg:y2="14.9cm">
          <text:p/>
        </draw:line>
        <draw:frame draw:style-name="gr10" draw:text-style-name="P3" draw:layer="layout" svg:width="1.209cm" svg:height="1.527cm" svg:x="20.741cm" svg:y="14.7cm">
          <draw:text-box>
            <text:p><text:span text:style-name="T2">S</text:span></text:p>
          </draw:text-box>
        </draw:frame>
        <draw:line draw:style-name="gr1" draw:text-style-name="P1" draw:layer="layout" svg:x1="23cm" svg:y1="11.75cm" svg:x2="24cm" svg:y2="12.5cm">
          <text:p/>
        </draw:line>
        <draw:frame draw:style-name="gr10" draw:text-style-name="P3" draw:layer="layout" svg:width="1.209cm" svg:height="1.527cm" svg:x="28.291cm" svg:y="15.4cm">
          <draw:text-box>
            <text:p><text:span text:style-name="T2">C</text:span></text:p>
          </draw:text-box>
        </draw:frame>
        <draw:line draw:style-name="gr1" draw:text-style-name="P1" draw:layer="layout" svg:x1="23cm" svg:y1="11.65cm" svg:x2="22.25cm" svg:y2="15.65cm">
          <text:p/>
        </draw:line>
        <draw:line draw:style-name="gr1" draw:text-style-name="P1" draw:layer="layout" svg:x1="26.75cm" svg:y1="11.75cm" svg:x2="26.25cm" svg:y2="13.5cm">
          <text:p/>
        </draw:line>
        <draw:line draw:style-name="gr1" draw:text-style-name="P1" draw:layer="layout" svg:x1="26.25cm" svg:y1="13.5cm" svg:x2="27.25cm" svg:y2="15cm">
          <text:p/>
        </draw:line>
        <draw:line draw:style-name="gr1" draw:text-style-name="P1" draw:layer="layout" svg:x1="26.25cm" svg:y1="13.4cm" svg:x2="24.5cm" svg:y2="17.5cm">
          <text:p/>
        </draw:line>
        <draw:line draw:style-name="gr1" draw:text-style-name="P1" draw:layer="layout" svg:x1="24cm" svg:y1="12.5cm" svg:x2="24.75cm" svg:y2="13.5cm">
          <text:p/>
        </draw:line>
        <draw:line draw:style-name="gr1" draw:text-style-name="P1" draw:layer="layout" svg:x1="24cm" svg:y1="12.5cm" svg:x2="23.75cm" svg:y2="14.25cm">
          <text:p/>
        </draw:line>
        <draw:frame draw:style-name="gr16" draw:text-style-name="P3" draw:layer="layout" svg:width="1.826cm" svg:height="1.527cm" svg:x="23.424cm" svg:y="14.25cm">
          <draw:text-box>
            <text:p><text:span text:style-name="T2">K</text:span><text:span text:style-name="T3">2</text:span></text:p>
          </draw:text-box>
        </draw:frame>
        <draw:line draw:style-name="gr1" draw:text-style-name="P1" draw:layer="layout" svg:x1="10.75cm" svg:y1="9.25cm" svg:x2="10.75cm" svg:y2="10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1DT9H25M27S</meta:editing-duration>
    <meta:editing-cycles>35</meta:editing-cycles>
    <meta:generator>LibreOffice/7.3.7.2$Linux_X86_64 LibreOffice_project/30$Build-2</meta:generator>
    <dc:date>2026-01-01T18:35:23.784636849</dc:date>
    <meta:document-statistic meta:object-count="51"/>
  </office:meta>
</office:document-meta>
</file>